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20pt" officeooo:rsid="001f87d7" officeooo:paragraph-rsid="001f87d7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0pt" officeooo:rsid="001f87d7" officeooo:paragraph-rsid="001f87d7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officeooo:rsid="002203a9"/>
    </style:style>
    <style:style style:name="T2" style:family="text">
      <style:text-properties officeooo:rsid="002424c8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5693in" fo:min-width="0.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 from IP address A and information from IP address B both move from opposite ends on a transmission line at 1,000 miles per second. <text:s/>There is a quicker sub-net made of a modulated encoding signal that moves information at 4,400 miles per second, and starts simultaneously with information A and B, all on the same transmission line. <text:s/>Upon reaching information B, the modulated (quicker) information signal will fully reflect (retaining its speed) and bounce back to information A, where it reflects back towards information B. <text:s/>It keeps reflecting until both information A and information B meet, at which time the modulated signal is attenuated and eradicated. <text:s/></text:p>
      <text:p text:style-name="P1"/>
      <text:p text:style-name="P1">How far does the modulated information travel in total before it is eradicated, if <text:span text:style-name="T2">IP addresses</text:span> A and B are 2,020 miles apart?</text:p>
      <text:p text:style-name="P1"/>
      <text:p text:style-name="P1">____ ____ ____ ____ <text:span text:style-name="T1">miles</text:span></text:p>
      <text:p text:style-name="P1"><draw:line text:anchor-type="paragraph" draw:z-index="1" draw:name="Line 1" draw:style-name="gr1" draw:text-style-name="P5" svg:x1="1.7217in" svg:y1="0.0228in" svg:x2="2.9736in" svg:y2="0.5583in"><text:p/></draw:line><draw:line text:anchor-type="paragraph" draw:z-index="2" draw:name="Line 2" draw:style-name="gr1" draw:text-style-name="P5" svg:x1="4.2362in" svg:y1="0.0299in" svg:x2="2.9736in" svg:y2="0.5583in"><text:p/></draw:line><draw:line text:anchor-type="paragraph" draw:z-index="3" draw:name="Line 3" draw:style-name="gr1" draw:text-style-name="P5" svg:x1="3.3882in" svg:y1="0.0154in" svg:x2="2.9736in" svg:y2="0.5583in"><text:p/></draw:line><draw:line text:anchor-type="paragraph" draw:z-index="4" draw:name="Line 4" draw:style-name="gr1" draw:text-style-name="P5" svg:x1="2.5547in" svg:y1="0.0228in" svg:x2="2.9736in" svg:y2="0.5583in"><text:p/></draw:line></text:p>
      <text:p text:style-name="P1"><draw:line text:anchor-type="paragraph" draw:z-index="5" draw:name="Line 5" draw:style-name="gr1" draw:text-style-name="P5" svg:x1="2.1736in" svg:y1="0.6083in" svg:x2="2.9736in" svg:y2="0.2437in"><text:p/></draw:line></text:p>
      <text:p text:style-name="P3"><draw:custom-shape text:anchor-type="paragraph" draw:z-index="0" draw:name="Shape 1" draw:style-name="gr2" draw:text-style-name="P6" svg:width="0.7768in" svg:height="0.8059in" svg:x="1.3972in" svg:y="0.12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___ ___ ___ ___ ___ ___ ___ 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10:13:12.466000000</meta:creation-date>
    <dc:date>2022-10-14T16:51:25.438000000</dc:date>
    <meta:editing-duration>PT12M33S</meta:editing-duration>
    <meta:editing-cycles>7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143" meta:character-count="856" meta:non-whitespace-character-count="712"/>
  </office:meta>
</office:document-meta>
</file>